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dd1" officeooo:paragraph-rsid="00003dd1"/>
    </style:style>
    <style:style style:name="P2" style:family="paragraph" style:parent-style-name="Standard">
      <style:text-properties officeooo:rsid="00003dd1" officeooo:paragraph-rsid="00003dd1"/>
    </style:style>
    <style:style style:name="P3" style:family="paragraph" style:parent-style-name="Standard">
      <style:text-properties officeooo:rsid="0003fcdf" officeooo:paragraph-rsid="0003fc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</text:p>
      <text:p text:style-name="P1"/>
      <text:p text:style-name="P1">aaaaaaaaaaaaaaaaaaaaaaa</text:p>
      <text:p text:style-name="P1"/>
      <text:p text:style-name="P1">bbbbbbbbbbbbbbbbbbbbbbb</text:p>
      <text:p text:style-name="P1"/>
      <text:p text:style-name="P1">bbbbbbbbbbbbbbbbbbbbbbbbbb</text:p>
      <text:p text:style-name="P1"/>
      <text:p text:style-name="P1">bbbbbbbbbbb</text:p>
      <text:p text:style-name="P1"/>
      <text:p text:style-name="P3">modifica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06T18:40:37.048000000</dc:date>
    <meta:editing-duration>PT28S</meta:editing-duration>
    <meta:editing-cycles>2</meta:editing-cycles>
    <meta:document-statistic meta:table-count="0" meta:image-count="0" meta:object-count="0" meta:page-count="1" meta:paragraph-count="6" meta:word-count="6" meta:character-count="119" meta:non-whitespace-character-count="118"/>
  </office:meta>
</office:document-meta>
</file>